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7.001cm" table:align="margins" style:shadow="none"/>
    </style:style>
    <style:style style:name="Tableau1.A" style:family="table-column">
      <style:table-column-properties style:column-width="2.334cm" style:rel-column-width="2184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7.001cm" table:align="margins" style:shadow="none"/>
    </style:style>
    <style:style style:name="Tableau2.A" style:family="table-column">
      <style:table-column-properties style:column-width="2.334cm" style:rel-column-width="2184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7.001cm" table:align="margins" style:shadow="none"/>
    </style:style>
    <style:style style:name="Tableau3.A" style:family="table-column">
      <style:table-column-properties style:column-width="2.334cm" style:rel-column-width="21845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7.001cm" table:align="margins" style:shadow="none"/>
    </style:style>
    <style:style style:name="Tableau4.A" style:family="table-column">
      <style:table-column-properties style:column-width="2.334cm" style:rel-column-width="21845*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7.001cm" table:align="margins" style:shadow="none"/>
    </style:style>
    <style:style style:name="Tableau5.A" style:family="table-column">
      <style:table-column-properties style:column-width="2.334cm" style:rel-column-width="21845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7.001cm" table:align="margins" style:shadow="none"/>
    </style:style>
    <style:style style:name="Tableau6.A" style:family="table-column">
      <style:table-column-properties style:column-width="2.334cm" style:rel-column-width="21845*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7.001cm" table:align="margins" style:shadow="none"/>
    </style:style>
    <style:style style:name="Tableau7.A" style:family="table-column">
      <style:table-column-properties style:column-width="2.334cm" style:rel-column-width="21845*"/>
    </style:style>
    <style:style style:name="Tableau7.A1" style:family="table-cell">
      <style:table-cell-properties fo:padding="0.097cm" fo:border="none"/>
    </style:style>
    <style:style style:name="Tableau8" style:family="table">
      <style:table-properties style:width="7.001cm" table:align="margins" style:shadow="none"/>
    </style:style>
    <style:style style:name="Tableau8.A" style:family="table-column">
      <style:table-column-properties style:column-width="2.334cm" style:rel-column-width="21845*"/>
    </style:style>
    <style:style style:name="Tableau8.A1" style:family="table-cell">
      <style:table-cell-properties fo:padding="0.097cm" fo:border="none"/>
    </style:style>
    <style:style style:name="Tableau9" style:family="table">
      <style:table-properties style:width="7.001cm" table:align="margins" style:shadow="none"/>
    </style:style>
    <style:style style:name="Tableau9.A" style:family="table-column">
      <style:table-column-properties style:column-width="2.334cm" style:rel-column-width="21845*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7.001cm" table:align="margins" style:shadow="none"/>
    </style:style>
    <style:style style:name="Tableau10.A" style:family="table-column">
      <style:table-column-properties style:column-width="2.334cm" style:rel-column-width="21845*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7.001cm" table:align="margins" style:shadow="none"/>
    </style:style>
    <style:style style:name="Tableau11.A" style:family="table-column">
      <style:table-column-properties style:column-width="2.334cm" style:rel-column-width="21845*"/>
    </style:style>
    <style:style style:name="Tableau11.A1" style:family="table-cell">
      <style:table-cell-properties fo:padding="0.097cm" fo:border="none"/>
    </style:style>
    <style:style style:name="Tableau12" style:family="table">
      <style:table-properties style:width="7.001cm" table:align="margins" style:shadow="none"/>
    </style:style>
    <style:style style:name="Tableau12.A" style:family="table-column">
      <style:table-column-properties style:column-width="2.334cm" style:rel-column-width="21845*"/>
    </style:style>
    <style:style style:name="Tableau12.A1" style:family="table-cell">
      <style:table-cell-properties fo:padding="0.097cm" fo:border="none"/>
    </style:style>
    <style:style style:name="Tableau13" style:family="table">
      <style:table-properties style:width="7.001cm" table:align="margins" style:shadow="none"/>
    </style:style>
    <style:style style:name="Tableau13.A" style:family="table-column">
      <style:table-column-properties style:column-width="2.334cm" style:rel-column-width="21845*"/>
    </style:style>
    <style:style style:name="Tableau13.A1" style:family="table-cell">
      <style:table-cell-properties fo:padding="0.097cm" fo:border="none"/>
    </style:style>
    <style:style style:name="Tableau14" style:family="table">
      <style:table-properties style:width="7.001cm" table:align="margins" style:shadow="none"/>
    </style:style>
    <style:style style:name="Tableau14.A" style:family="table-column">
      <style:table-column-properties style:column-width="2.334cm" style:rel-column-width="21845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7.001cm" table:align="margins" style:shadow="none"/>
    </style:style>
    <style:style style:name="Tableau15.A" style:family="table-column">
      <style:table-column-properties style:column-width="2.334cm" style:rel-column-width="21845*"/>
    </style:style>
    <style:style style:name="Tableau15.A1" style:family="table-cell">
      <style:table-cell-properties fo:padding="0.097cm" fo:border="none"/>
    </style:style>
    <style:style style:name="Tableau16" style:family="table">
      <style:table-properties style:width="7.001cm" table:align="margins" style:shadow="none"/>
    </style:style>
    <style:style style:name="Tableau16.A" style:family="table-column">
      <style:table-column-properties style:column-width="2.334cm" style:rel-column-width="21845*"/>
    </style:style>
    <style:style style:name="Tableau16.A1" style:family="table-cell">
      <style:table-cell-properties fo:padding="0.097cm" fo:border="none"/>
    </style:style>
    <style:style style:name="Tableau17" style:family="table">
      <style:table-properties style:width="7.001cm" table:align="margins" style:shadow="none"/>
    </style:style>
    <style:style style:name="Tableau17.A" style:family="table-column">
      <style:table-column-properties style:column-width="2.334cm" style:rel-column-width="21845*"/>
    </style:style>
    <style:style style:name="Tableau17.A1" style:family="table-cell">
      <style:table-cell-properties fo:padding="0.097cm" fo:border="none"/>
    </style:style>
    <style:style style:name="Tableau18" style:family="table">
      <style:table-properties style:width="7.001cm" table:align="margins" style:shadow="none"/>
    </style:style>
    <style:style style:name="Tableau18.A" style:family="table-column">
      <style:table-column-properties style:column-width="2.334cm" style:rel-column-width="21845*"/>
    </style:style>
    <style:style style:name="Tableau18.A1" style:family="table-cell">
      <style:table-cell-properties fo:padding="0.097cm" fo:border="none"/>
    </style:style>
    <style:style style:name="Tableau19" style:family="table">
      <style:table-properties style:width="7.001cm" table:align="margins" style:shadow="none"/>
    </style:style>
    <style:style style:name="Tableau19.A" style:family="table-column">
      <style:table-column-properties style:column-width="2.334cm" style:rel-column-width="21845*"/>
    </style:style>
    <style:style style:name="Tableau19.A1" style:family="table-cell">
      <style:table-cell-properties fo:padding="0.097cm" fo:border="none"/>
    </style:style>
    <style:style style:name="Tableau20" style:family="table">
      <style:table-properties style:width="7.001cm" table:align="margins" style:shadow="none"/>
    </style:style>
    <style:style style:name="Tableau20.A" style:family="table-column">
      <style:table-column-properties style:column-width="2.334cm" style:rel-column-width="21845*"/>
    </style:style>
    <style:style style:name="Tableau20.A1" style:family="table-cell">
      <style:table-cell-properties fo:padding="0.097cm" fo:border="none"/>
    </style:style>
    <style:style style:name="Tableau21" style:family="table">
      <style:table-properties style:width="7.001cm" table:align="margins" style:shadow="none"/>
    </style:style>
    <style:style style:name="Tableau21.A" style:family="table-column">
      <style:table-column-properties style:column-width="2.334cm" style:rel-column-width="21845*"/>
    </style:style>
    <style:style style:name="Tableau21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fr1" style:family="graphic" style:parent-style-name="Labels">
      <style:graphic-properties style:vertical-pos="top" style:vertical-rel="baseli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1" text:anchor-type="as-char" svg:width="7.001cm" svg:height="2.101cm" draw:z-index="0"><draw:text-box><text:p text:style-name="Standard"><text:line-break/></text:p></draw:text-box></draw:frame><draw:frame draw:style-name="fr1" draw:name="Cadre2" text:anchor-type="as-char" svg:width="7.001cm" svg:height="2.101cm" draw:z-index="1"><draw:text-box><text:p text:style-name="Standard"><text:line-break/></text:p></draw:text-box></draw:frame><draw:frame draw:style-name="fr1" draw:name="Cadre3" text:anchor-type="as-char" svg:width="7.001cm" svg:height="2.101cm" draw:z-index="2"><draw:text-box><text:p text:style-name="Standard"><text:line-break/></text:p></draw:text-box></draw:frame></text:p>
      <text:p text:style-name="P1"><draw:frame draw:style-name="fr1" draw:name="Cadre4" text:anchor-type="as-char" svg:width="7.001cm" svg:height="2.101cm" draw:z-index="3"><draw:text-box><table:table table:name="Tableau1" table:style-name="Tableau1"><table:table-column table:style-name="Tableau1.A" table:number-columns-repeated="3"/><table:table-row><table:table-cell table:style-name="Tableau1.A1" office:value-type="string"><text:p text:style-name="Table_20_Contents"/></table:table-cell><table:table-cell table:style-name="Tableau1.A1" office:value-type="string"><text:p text:style-name="Table_20_Contents"/></table:table-cell><table:table-cell table:style-name="Tableau1.A1" office:value-type="string"><text:p text:style-name="Table_20_Contents"/></table:table-cell></table:table-row></table:table><text:p text:style-name="Standard"><text:line-break/></text:p></draw:text-box></draw:frame><draw:frame draw:style-name="fr1" draw:name="Cadre5" text:anchor-type="as-char" svg:width="7.001cm" svg:height="2.101cm" draw:z-index="4"><draw:text-box><table:table table:name="Tableau2" table:style-name="Tableau2"><table:table-column table:style-name="Tableau2.A" table:number-columns-repeated="3"/><table:table-row><table:table-cell table:style-name="Tableau2.A1" office:value-type="string"><text:p text:style-name="Table_20_Contents"/></table:table-cell><table:table-cell table:style-name="Tableau2.A1" office:value-type="string"><text:p text:style-name="Table_20_Contents"/></table:table-cell><table:table-cell table:style-name="Tableau2.A1" office:value-type="string"><text:p text:style-name="Table_20_Contents"/></table:table-cell></table:table-row></table:table><text:p text:style-name="Standard"><text:line-break/></text:p></draw:text-box></draw:frame><draw:frame draw:style-name="fr1" draw:name="Cadre6" text:anchor-type="as-char" svg:width="7.001cm" svg:height="2.101cm" draw:z-index="5"><draw:text-box><table:table table:name="Tableau3" table:style-name="Tableau3"><table:table-column table:style-name="Tableau3.A" table:number-columns-repeated="3"/><table:table-row><table:table-cell table:style-name="Tableau3.A1" office:value-type="string"><text:p text:style-name="Table_20_Contents"/></table:table-cell><table:table-cell table:style-name="Tableau3.A1" office:value-type="string"><text:p text:style-name="Table_20_Contents"/></table:table-cell><table:table-cell table:style-name="Tableau3.A1" office:value-type="string"><text:p text:style-name="Table_20_Contents"/></table:table-cell></table:table-row></table:table><text:p text:style-name="Standard"><text:line-break/></text:p></draw:text-box></draw:frame></text:p>
      <text:p text:style-name="P1"><draw:frame draw:style-name="fr1" draw:name="Cadre7" text:anchor-type="as-char" svg:width="7.001cm" svg:height="2.101cm" draw:z-index="6"><draw:text-box><text:p text:style-name="Standard"><text:line-break/></text:p></draw:text-box></draw:frame><draw:frame draw:style-name="fr1" draw:name="Cadre8" text:anchor-type="as-char" svg:width="7.001cm" svg:height="2.101cm" draw:z-index="7"><draw:text-box><text:p text:style-name="Standard"><text:line-break/></text:p></draw:text-box></draw:frame><draw:frame draw:style-name="fr1" draw:name="Cadre9" text:anchor-type="as-char" svg:width="7.001cm" svg:height="2.101cm" draw:z-index="8"><draw:text-box><text:p text:style-name="Standard"><text:line-break/></text:p></draw:text-box></draw:frame></text:p>
      <text:p text:style-name="P1"><draw:frame draw:style-name="fr1" draw:name="Cadre10" text:anchor-type="as-char" svg:width="7.001cm" svg:height="2.101cm" draw:z-index="9"><draw:text-box><table:table table:name="Tableau21" table:style-name="Tableau21"><table:table-column table:style-name="Tableau21.A" table:number-columns-repeated="3"/><table:table-row><table:table-cell table:style-name="Tableau21.A1" office:value-type="string"><text:p text:style-name="Table_20_Contents"/></table:table-cell><table:table-cell table:style-name="Tableau21.A1" office:value-type="string"><text:p text:style-name="Table_20_Contents"/></table:table-cell><table:table-cell table:style-name="Tableau21.A1" office:value-type="string"><text:p text:style-name="Table_20_Contents"/></table:table-cell></table:table-row></table:table><text:p text:style-name="Standard"><text:line-break/></text:p></draw:text-box></draw:frame><draw:frame draw:style-name="fr1" draw:name="Cadre11" text:anchor-type="as-char" svg:width="7.001cm" svg:height="2.101cm" draw:z-index="10"><draw:text-box><table:table table:name="Tableau20" table:style-name="Tableau20"><table:table-column table:style-name="Tableau20.A" table:number-columns-repeated="3"/><table:table-row><table:table-cell table:style-name="Tableau20.A1" office:value-type="string"><text:p text:style-name="Table_20_Contents"/></table:table-cell><table:table-cell table:style-name="Tableau20.A1" office:value-type="string"><text:p text:style-name="Table_20_Contents"/></table:table-cell><table:table-cell table:style-name="Tableau20.A1" office:value-type="string"><text:p text:style-name="Table_20_Contents"/></table:table-cell></table:table-row></table:table><text:p text:style-name="Standard"><text:line-break/></text:p></draw:text-box></draw:frame><draw:frame draw:style-name="fr1" draw:name="Cadre12" text:anchor-type="as-char" svg:width="7.001cm" svg:height="2.101cm" draw:z-index="11"><draw:text-box><table:table table:name="Tableau4" table:style-name="Tableau4"><table:table-column table:style-name="Tableau4.A" table:number-columns-repeated="3"/><table:table-row><table:table-cell table:style-name="Tableau4.A1" office:value-type="string"><text:p text:style-name="Standard"/></table:table-cell><table:table-cell table:style-name="Tableau4.A1" office:value-type="string"><text:p text:style-name="Table_20_Contents"/></table:table-cell><table:table-cell table:style-name="Tableau4.A1" office:value-type="string"><text:p text:style-name="Table_20_Contents"/></table:table-cell></table:table-row></table:table><text:p text:style-name="Standard"><text:line-break/></text:p></draw:text-box></draw:frame></text:p>
      <text:p text:style-name="P1"><draw:frame draw:style-name="fr1" draw:name="Cadre13" text:anchor-type="as-char" svg:width="7.001cm" svg:height="2.101cm" draw:z-index="12"><draw:text-box><text:p text:style-name="Standard"><text:line-break/></text:p></draw:text-box></draw:frame><draw:frame draw:style-name="fr1" draw:name="Cadre14" text:anchor-type="as-char" svg:width="7.001cm" svg:height="2.101cm" draw:z-index="13"><draw:text-box><text:p text:style-name="Standard"><text:line-break/></text:p></draw:text-box></draw:frame><draw:frame draw:style-name="fr1" draw:name="Cadre15" text:anchor-type="as-char" svg:width="7.001cm" svg:height="2.101cm" draw:z-index="14"><draw:text-box><text:p text:style-name="Standard"><text:line-break/></text:p></draw:text-box></draw:frame></text:p>
      <text:p text:style-name="P1"><draw:frame draw:style-name="fr1" draw:name="Cadre16" text:anchor-type="as-char" svg:width="7.001cm" svg:height="2.101cm" draw:z-index="15"><draw:text-box><table:table table:name="Tableau18" table:style-name="Tableau18"><table:table-column table:style-name="Tableau18.A" table:number-columns-repeated="3"/><table:table-row><table:table-cell table:style-name="Tableau18.A1" office:value-type="string"><text:p text:style-name="Table_20_Contents"/></table:table-cell><table:table-cell table:style-name="Tableau18.A1" office:value-type="string"><text:p text:style-name="Table_20_Contents"/></table:table-cell><table:table-cell table:style-name="Tableau18.A1" office:value-type="string"><text:p text:style-name="Table_20_Contents"/></table:table-cell></table:table-row></table:table><text:p text:style-name="Standard"><text:line-break/></text:p></draw:text-box></draw:frame><draw:frame draw:style-name="fr1" draw:name="Cadre17" text:anchor-type="as-char" svg:width="7.001cm" svg:height="2.101cm" draw:z-index="16"><draw:text-box><table:table table:name="Tableau19" table:style-name="Tableau19"><table:table-column table:style-name="Tableau19.A" table:number-columns-repeated="3"/><table:table-row><table:table-cell table:style-name="Tableau19.A1" office:value-type="string"><text:p text:style-name="Table_20_Contents"/></table:table-cell><table:table-cell table:style-name="Tableau19.A1" office:value-type="string"><text:p text:style-name="Table_20_Contents"/></table:table-cell><table:table-cell table:style-name="Tableau19.A1" office:value-type="string"><text:p text:style-name="Table_20_Contents"/></table:table-cell></table:table-row></table:table><text:p text:style-name="Standard"><text:line-break/></text:p></draw:text-box></draw:frame><draw:frame draw:style-name="fr1" draw:name="Cadre18" text:anchor-type="as-char" svg:width="7.001cm" svg:height="2.101cm" draw:z-index="17"><draw:text-box><table:table table:name="Tableau5" table:style-name="Tableau5"><table:table-column table:style-name="Tableau5.A" table:number-columns-repeated="3"/><table:table-row><table:table-cell table:style-name="Tableau5.A1" office:value-type="string"><text:p text:style-name="Standard"/></table:table-cell><table:table-cell table:style-name="Tableau5.A1" office:value-type="string"><text:p text:style-name="Table_20_Contents"/></table:table-cell><table:table-cell table:style-name="Tableau5.A1" office:value-type="string"><text:p text:style-name="Table_20_Contents"/></table:table-cell></table:table-row></table:table><text:p text:style-name="Standard"><text:line-break/></text:p></draw:text-box></draw:frame></text:p>
      <text:p text:style-name="P1"><draw:frame draw:style-name="fr1" draw:name="Cadre19" text:anchor-type="as-char" svg:width="7.001cm" svg:height="2.101cm" draw:z-index="18"><draw:text-box><text:p text:style-name="Standard"><text:line-break/></text:p></draw:text-box></draw:frame><draw:frame draw:style-name="fr1" draw:name="Cadre20" text:anchor-type="as-char" svg:width="7.001cm" svg:height="2.101cm" draw:z-index="19"><draw:text-box><text:p text:style-name="Standard"><text:line-break/></text:p></draw:text-box></draw:frame><draw:frame draw:style-name="fr1" draw:name="Cadre21" text:anchor-type="as-char" svg:width="7.001cm" svg:height="2.101cm" draw:z-index="20"><draw:text-box><text:p text:style-name="Standard"><text:line-break/></text:p></draw:text-box></draw:frame></text:p>
      <text:p text:style-name="P1"><draw:frame draw:style-name="fr1" draw:name="Cadre22" text:anchor-type="as-char" svg:width="7.001cm" svg:height="2.101cm" draw:z-index="21"><draw:text-box><table:table table:name="Tableau17" table:style-name="Tableau17"><table:table-column table:style-name="Tableau17.A" table:number-columns-repeated="3"/><table:table-row><table:table-cell table:style-name="Tableau17.A1" office:value-type="string"><text:p text:style-name="Table_20_Contents"/></table:table-cell><table:table-cell table:style-name="Tableau17.A1" office:value-type="string"><text:p text:style-name="Table_20_Contents"/></table:table-cell><table:table-cell table:style-name="Tableau17.A1" office:value-type="string"><text:p text:style-name="Table_20_Contents"/></table:table-cell></table:table-row></table:table><text:p text:style-name="Standard"><text:line-break/></text:p></draw:text-box></draw:frame><draw:frame draw:style-name="fr1" draw:name="Cadre23" text:anchor-type="as-char" svg:width="7.001cm" svg:height="2.101cm" draw:z-index="22"><draw:text-box><table:table table:name="Tableau16" table:style-name="Tableau16"><table:table-column table:style-name="Tableau16.A" table:number-columns-repeated="3"/><table:table-row><table:table-cell table:style-name="Tableau16.A1" office:value-type="string"><text:p text:style-name="Table_20_Contents"/></table:table-cell><table:table-cell table:style-name="Tableau16.A1" office:value-type="string"><text:p text:style-name="Table_20_Contents"/></table:table-cell><table:table-cell table:style-name="Tableau16.A1" office:value-type="string"><text:p text:style-name="Table_20_Contents"/></table:table-cell></table:table-row></table:table><text:p text:style-name="Standard"><text:line-break/></text:p></draw:text-box></draw:frame><draw:frame draw:style-name="fr1" draw:name="Cadre24" text:anchor-type="as-char" svg:width="7.001cm" svg:height="2.101cm" draw:z-index="23"><draw:text-box><table:table table:name="Tableau6" table:style-name="Tableau6"><table:table-column table:style-name="Tableau6.A" table:number-columns-repeated="3"/><table:table-row><table:table-cell table:style-name="Tableau6.A1" office:value-type="string"><text:p text:style-name="Table_20_Contents"/></table:table-cell><table:table-cell table:style-name="Tableau6.A1" office:value-type="string"><text:p text:style-name="Table_20_Contents"/></table:table-cell><table:table-cell table:style-name="Tableau6.A1" office:value-type="string"><text:p text:style-name="Table_20_Contents"/></table:table-cell></table:table-row></table:table><text:p text:style-name="Standard"><text:line-break/></text:p></draw:text-box></draw:frame></text:p>
      <text:p text:style-name="P1"><draw:frame draw:style-name="fr1" draw:name="Cadre25" text:anchor-type="as-char" svg:width="7.001cm" svg:height="2.101cm" draw:z-index="24"><draw:text-box><text:p text:style-name="Standard"><text:line-break/></text:p></draw:text-box></draw:frame><draw:frame draw:style-name="fr1" draw:name="Cadre26" text:anchor-type="as-char" svg:width="7.001cm" svg:height="2.101cm" draw:z-index="25"><draw:text-box><text:p text:style-name="Standard"><text:line-break/></text:p></draw:text-box></draw:frame><draw:frame draw:style-name="fr1" draw:name="Cadre27" text:anchor-type="as-char" svg:width="7.001cm" svg:height="2.101cm" draw:z-index="26"><draw:text-box><text:p text:style-name="Standard"><text:line-break/></text:p></draw:text-box></draw:frame></text:p>
      <text:p text:style-name="P1"><draw:frame draw:style-name="fr1" draw:name="Cadre28" text:anchor-type="as-char" svg:width="7.001cm" svg:height="2.101cm" draw:z-index="27"><draw:text-box><table:table table:name="Tableau14" table:style-name="Tableau14"><table:table-column table:style-name="Tableau14.A" table:number-columns-repeated="3"/><table:table-row><table:table-cell table:style-name="Tableau14.A1" office:value-type="string"><text:p text:style-name="Table_20_Contents"/></table:table-cell><table:table-cell table:style-name="Tableau14.A1" office:value-type="string"><text:p text:style-name="Table_20_Contents"/></table:table-cell><table:table-cell table:style-name="Tableau14.A1" office:value-type="string"><text:p text:style-name="Table_20_Contents"/></table:table-cell></table:table-row></table:table><text:p text:style-name="Standard"><text:line-break/></text:p></draw:text-box></draw:frame><draw:frame draw:style-name="fr1" draw:name="Cadre29" text:anchor-type="as-char" svg:width="7.001cm" svg:height="2.101cm" draw:z-index="28"><draw:text-box><table:table table:name="Tableau15" table:style-name="Tableau15"><table:table-column table:style-name="Tableau15.A" table:number-columns-repeated="3"/><table:table-row><table:table-cell table:style-name="Tableau15.A1" office:value-type="string"><text:p text:style-name="Table_20_Contents"/></table:table-cell><table:table-cell table:style-name="Tableau15.A1" office:value-type="string"><text:p text:style-name="Table_20_Contents"/></table:table-cell><table:table-cell table:style-name="Tableau15.A1" office:value-type="string"><text:p text:style-name="Table_20_Contents"/></table:table-cell></table:table-row></table:table><text:p text:style-name="Standard"><text:line-break/></text:p></draw:text-box></draw:frame><draw:frame draw:style-name="fr1" draw:name="Cadre30" text:anchor-type="as-char" svg:width="7.001cm" svg:height="2.101cm" draw:z-index="29"><draw:text-box><table:table table:name="Tableau7" table:style-name="Tableau7"><table:table-column table:style-name="Tableau7.A" table:number-columns-repeated="3"/><table:table-row><table:table-cell table:style-name="Tableau7.A1" office:value-type="string"><text:p text:style-name="Table_20_Contents"/></table:table-cell><table:table-cell table:style-name="Tableau7.A1" office:value-type="string"><text:p text:style-name="Table_20_Contents"/></table:table-cell><table:table-cell table:style-name="Tableau7.A1" office:value-type="string"><text:p text:style-name="Table_20_Contents"/></table:table-cell></table:table-row></table:table><text:p text:style-name="Standard"><text:line-break/></text:p></draw:text-box></draw:frame></text:p>
      <text:p text:style-name="P1"><draw:frame draw:style-name="fr1" draw:name="Cadre31" text:anchor-type="as-char" svg:width="7.001cm" svg:height="2.101cm" draw:z-index="30"><draw:text-box><text:p text:style-name="Standard"><text:line-break/></text:p></draw:text-box></draw:frame><draw:frame draw:style-name="fr1" draw:name="Cadre32" text:anchor-type="as-char" svg:width="7.001cm" svg:height="2.101cm" draw:z-index="31"><draw:text-box><text:p text:style-name="Standard"><text:line-break/></text:p></draw:text-box></draw:frame><draw:frame draw:style-name="fr1" draw:name="Cadre33" text:anchor-type="as-char" svg:width="7.001cm" svg:height="2.101cm" draw:z-index="32"><draw:text-box><text:p text:style-name="Standard"><text:line-break/></text:p></draw:text-box></draw:frame></text:p>
      <text:p text:style-name="P1"><draw:frame draw:style-name="fr1" draw:name="Cadre34" text:anchor-type="as-char" svg:width="7.001cm" svg:height="2.101cm" draw:z-index="33"><draw:text-box><table:table table:name="Tableau13" table:style-name="Tableau13"><table:table-column table:style-name="Tableau13.A" table:number-columns-repeated="3"/><table:table-row><table:table-cell table:style-name="Tableau13.A1" office:value-type="string"><text:p text:style-name="Table_20_Contents"/></table:table-cell><table:table-cell table:style-name="Tableau13.A1" office:value-type="string"><text:p text:style-name="Table_20_Contents"/></table:table-cell><table:table-cell table:style-name="Tableau13.A1" office:value-type="string"><text:p text:style-name="Table_20_Contents"/></table:table-cell></table:table-row></table:table><text:p text:style-name="Standard"><text:line-break/></text:p></draw:text-box></draw:frame><draw:frame draw:style-name="fr1" draw:name="Cadre35" text:anchor-type="as-char" svg:width="7.001cm" svg:height="2.101cm" draw:z-index="34"><draw:text-box><table:table table:name="Tableau10" table:style-name="Tableau10"><table:table-column table:style-name="Tableau10.A" table:number-columns-repeated="3"/><table:table-row><table:table-cell table:style-name="Tableau10.A1" office:value-type="string"><text:p text:style-name="Table_20_Contents"/></table:table-cell><table:table-cell table:style-name="Tableau10.A1" office:value-type="string"><text:p text:style-name="Table_20_Contents"/></table:table-cell><table:table-cell table:style-name="Tableau10.A1" office:value-type="string"><text:p text:style-name="Table_20_Contents"/></table:table-cell></table:table-row></table:table><text:p text:style-name="Standard"><text:line-break/></text:p></draw:text-box></draw:frame><draw:frame draw:style-name="fr1" draw:name="Cadre36" text:anchor-type="as-char" svg:width="7.001cm" svg:height="2.101cm" draw:z-index="35"><draw:text-box><table:table table:name="Tableau8" table:style-name="Tableau8"><table:table-column table:style-name="Tableau8.A" table:number-columns-repeated="3"/><table:table-row><table:table-cell table:style-name="Tableau8.A1" office:value-type="string"><text:p text:style-name="Table_20_Contents"/></table:table-cell><table:table-cell table:style-name="Tableau8.A1" office:value-type="string"><text:p text:style-name="Table_20_Contents"/></table:table-cell><table:table-cell table:style-name="Tableau8.A1" office:value-type="string"><text:p text:style-name="Table_20_Contents"/></table:table-cell></table:table-row></table:table><text:p text:style-name="Standard"><text:line-break/></text:p></draw:text-box></draw:frame></text:p>
      <text:p text:style-name="P1"><draw:frame draw:style-name="fr1" draw:name="Cadre37" text:anchor-type="as-char" svg:width="7.001cm" svg:height="2.101cm" draw:z-index="36"><draw:text-box><text:p text:style-name="Standard"><text:line-break/></text:p></draw:text-box></draw:frame><draw:frame draw:style-name="fr1" draw:name="Cadre38" text:anchor-type="as-char" svg:width="7.001cm" svg:height="2.101cm" draw:z-index="37"><draw:text-box><text:p text:style-name="Standard"><text:line-break/></text:p></draw:text-box></draw:frame><draw:frame draw:style-name="fr1" draw:name="Cadre39" text:anchor-type="as-char" svg:width="7.001cm" svg:height="2.101cm" draw:z-index="38"><draw:text-box><text:p text:style-name="Standard"><text:line-break/></text:p></draw:text-box></draw:frame></text:p>
      <text:p text:style-name="P1"><draw:frame draw:style-name="fr1" draw:name="Cadre40" text:anchor-type="as-char" svg:width="7.001cm" svg:height="2.101cm" draw:z-index="39"><draw:text-box><table:table table:name="Tableau12" table:style-name="Tableau12"><table:table-column table:style-name="Tableau12.A" table:number-columns-repeated="3"/><table:table-row><table:table-cell table:style-name="Tableau12.A1" office:value-type="string"><text:p text:style-name="Table_20_Contents"/></table:table-cell><table:table-cell table:style-name="Tableau12.A1" office:value-type="string"><text:p text:style-name="Table_20_Contents"/></table:table-cell><table:table-cell table:style-name="Tableau12.A1" office:value-type="string"><text:p text:style-name="Table_20_Contents"/></table:table-cell></table:table-row></table:table><text:p text:style-name="Standard"><text:line-break/></text:p></draw:text-box></draw:frame><draw:frame draw:style-name="fr1" draw:name="Cadre41" text:anchor-type="as-char" svg:width="7.001cm" svg:height="2.101cm" draw:z-index="40"><draw:text-box><table:table table:name="Tableau11" table:style-name="Tableau11"><table:table-column table:style-name="Tableau11.A" table:number-columns-repeated="3"/><table:table-row><table:table-cell table:style-name="Tableau11.A1" office:value-type="string"><text:p text:style-name="Table_20_Contents"/></table:table-cell><table:table-cell table:style-name="Tableau11.A1" office:value-type="string"><text:p text:style-name="Table_20_Contents"/></table:table-cell><table:table-cell table:style-name="Tableau11.A1" office:value-type="string"><text:p text:style-name="Table_20_Contents"/></table:table-cell></table:table-row></table:table><text:p text:style-name="Standard"><text:line-break/></text:p></draw:text-box></draw:frame><draw:frame draw:style-name="fr1" draw:name="Cadre42" text:anchor-type="as-char" svg:width="7.001cm" svg:height="2.101cm" draw:z-index="41"><draw:text-box><table:table table:name="Tableau9" table:style-name="Tableau9"><table:table-column table:style-name="Tableau9.A" table:number-columns-repeated="3"/><table:table-row><table:table-cell table:style-name="Tableau9.A1" office:value-type="string"><text:p text:style-name="Table_20_Contents"/></table:table-cell><table:table-cell table:style-name="Tableau9.A1" office:value-type="string"><text:p text:style-name="Table_20_Contents"/></table:table-cell><table:table-cell table:style-name="Tableau9.A1" office:value-type="string"><text:p text:style-name="Table_20_Contents"/></table:table-cell></table:table-row></table:table><text:p text:style-name="Standard"><text:line-break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635cm" fo:margin-right="0.635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abels" style:family="graphic" style:auto-update="true">
      <style:graphic-properties svg:width="7.001cm" svg:height="2.101cm" text:anchor-type="as-char" svg:y="0cm" fo:margin-left="0cm" fo:margin-right="0cm" fo:margin-top="0cm" fo:margin-bottom="0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43cm" fo:page-height="29.452cm" style:num-format="" style:paper-tray-name="" style:print-orientation="portrait" fo:margin-top="0cm" fo:margin-bottom="0.019cm" fo:margin-left="0cm" fo:margin-right="0.01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FEILLANT</meta:initial-creator>
    <meta:creation-date>2016-11-24T09:23:48</meta:creation-date>
    <meta:document-statistic meta:table-count="21" meta:image-count="0" meta:object-count="0" meta:page-count="1" meta:paragraph-count="56" meta:word-count="0" meta:character-count="84"/>
    <dc:date>2016-11-24T09:26:15</dc:date>
    <dc:creator>Thomas FEILLANT</dc:creator>
    <meta:editing-duration>PT2M27S</meta:editing-duration>
    <meta:editing-cycles>1</meta:editing-cycles>
    <meta:generator>OpenOffice/4.1.3$Unix OpenOffice.org_project/413m1$Build-9783</meta:generator>
  </office:meta>
</office:document-meta>
</file>